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35.812cm" fo:min-width="20.537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" style:family="graphic">
      <style:graphic-properties style:protect="size" style:writing-mode="lr-tb" loext:decorative="false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712cm" fo:min-width="1.704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712cm" fo:min-width="1.70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712cm" fo:min-width="1.704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712cm" fo:min-width="1.704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322cm" fo:min-width="3.44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8999996185303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8999996185303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8999996185303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8999996185303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991cm" svg:height="36.016cm" svg:x="2.928cm" svg:y="2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Страхование </text:span><text:span text:style-name="T1">кварти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.452cm" svg:y1="29.047cm" svg:x2="2.204cm" svg:y2="13.969cm" draw:start-shape="id1" draw:start-glue-point="6" draw:end-shape="id2" draw:end-glue-point="13" svg:d="M4452 29047l-2248-15078" svg:viewBox="0 0 2249 15079">
          <text:p/>
        </draw:connector>
        <draw:g draw:style-name="gr3" xml:id="id2" draw:id="id2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4" draw:text-style-name="P5" draw:layer="layout" svg:width="2.204cm" svg:height="2.962cm" svg:x="0cm" svg:y="12.891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Кл</text:span><text:span text:style-name="T2">ие</text:span><text:span text:style-name="T2">н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>
            <draw:path draw:style-name="gr6" draw:text-style-name="P6" draw:layer="layout" svg:width="0.551cm" svg:height="0.539cm" svg:x="0.827cm" svg:y="13.16cm" svg:viewBox="0 0 552 540" svg:d="M552 270c0 47-13 94-37 135-25 41-59 74-101 98-41 24-90 37-137 37-49 0-97-13-139-37s-76-57-101-98c-24-41-37-88-37-135s13-94 37-135c25-41 59-75 101-98 42-24 90-37 139-37 47 0 96 13 137 37 42 23 76 57 101 98 24 41 37 88 37 135z">
              <text:p/>
            </draw:path>
            <draw:line draw:style-name="gr7" draw:text-style-name="P6" draw:layer="layout" svg:x1="1.102cm" svg:y1="13.699cm" svg:x2="1.102cm" svg:y2="14.528cm">
              <text:p/>
            </draw:line>
            <draw:line draw:style-name="gr8" draw:text-style-name="P6" draw:layer="layout" svg:x1="0.551cm" svg:y1="13.968cm" svg:x2="1.675cm" svg:y2="13.968cm">
              <text:p/>
            </draw:line>
            <draw:line draw:style-name="gr9" draw:text-style-name="P6" draw:layer="layout" svg:x1="1.102cm" svg:y1="14.507cm" svg:x2="1.653cm" svg:y2="15.046cm">
              <text:p/>
            </draw:line>
            <draw:line draw:style-name="gr10" draw:text-style-name="P6" draw:layer="layout" svg:x1="1.102cm" svg:y1="14.507cm" svg:x2="0.551cm" svg:y2="15.046cm">
              <text:p/>
            </draw:line>
          </draw:g>
        </draw:g>
        <draw:g draw:style-name="gr3" xml:id="id3" draw:id="id3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11" draw:text-style-name="P5" draw:layer="layout" svg:width="2.205cm" svg:height="2.962cm" svg:x="25.773cm" svg:y="19.161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Страховой аген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>
            <draw:path draw:style-name="gr12" draw:text-style-name="P6" draw:layer="layout" svg:width="0.551cm" svg:height="0.539cm" svg:x="26.6cm" svg:y="19.43cm" svg:viewBox="0 0 552 540" svg:d="M552 270c0 47-13 94-37 135-25 41-59 74-101 98-41 24-90 37-137 37-49 0-97-13-139-37s-76-57-101-98c-24-41-37-88-37-135s13-94 37-135c25-41 59-75 101-98 42-24 90-37 139-37 47 0 96 13 137 37 42 23 76 57 101 98 24 41 37 88 37 135z">
              <text:p/>
            </draw:path>
            <draw:line draw:style-name="gr13" draw:text-style-name="P6" draw:layer="layout" svg:x1="26.876cm" svg:y1="19.969cm" svg:x2="26.876cm" svg:y2="20.798cm">
              <text:p/>
            </draw:line>
            <draw:line draw:style-name="gr14" draw:text-style-name="P6" draw:layer="layout" svg:x1="26.325cm" svg:y1="20.238cm" svg:x2="27.449cm" svg:y2="20.238cm">
              <text:p/>
            </draw:line>
            <draw:line draw:style-name="gr15" draw:text-style-name="P6" draw:layer="layout" svg:x1="26.876cm" svg:y1="20.777cm" svg:x2="27.427cm" svg:y2="21.316cm">
              <text:p/>
            </draw:line>
            <draw:line draw:style-name="gr16" draw:text-style-name="P6" draw:layer="layout" svg:x1="26.876cm" svg:y1="20.777cm" svg:x2="26.325cm" svg:y2="21.316cm">
              <text:p/>
            </draw:line>
          </draw:g>
        </draw:g>
        <draw:g draw:style-name="gr3" xml:id="id21" draw:id="id2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17" draw:text-style-name="P5" draw:layer="layout" svg:width="2.204cm" svg:height="2.962cm" svg:x="24.328cm" svg:y="34.664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Экспер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>
            <draw:path draw:style-name="gr18" draw:text-style-name="P6" draw:layer="layout" svg:width="0.551cm" svg:height="0.539cm" svg:x="25.155cm" svg:y="34.933cm" svg:viewBox="0 0 552 540" svg:d="M552 270c0 47-13 94-37 135-25 41-59 74-101 98-41 24-90 37-137 37-49 0-97-13-139-37s-76-57-101-98c-24-41-37-88-37-135s13-94 37-135c25-41 59-75 101-98 42-24 90-37 139-37 47 0 96 13 137 37 42 23 76 57 101 98 24 41 37 88 37 135z">
              <text:p/>
            </draw:path>
            <draw:line draw:style-name="gr19" draw:text-style-name="P6" draw:layer="layout" svg:x1="25.43cm" svg:y1="35.472cm" svg:x2="25.43cm" svg:y2="36.301cm">
              <text:p/>
            </draw:line>
            <draw:line draw:style-name="gr20" draw:text-style-name="P6" draw:layer="layout" svg:x1="24.879cm" svg:y1="35.741cm" svg:x2="26.003cm" svg:y2="35.741cm">
              <text:p/>
            </draw:line>
            <draw:line draw:style-name="gr21" draw:text-style-name="P6" draw:layer="layout" svg:x1="25.43cm" svg:y1="36.28cm" svg:x2="25.981cm" svg:y2="36.819cm">
              <text:p/>
            </draw:line>
            <draw:line draw:style-name="gr22" draw:text-style-name="P6" draw:layer="layout" svg:x1="25.43cm" svg:y1="36.28cm" svg:x2="24.879cm" svg:y2="36.819cm">
              <text:p/>
            </draw:line>
          </draw:g>
        </draw:g>
        <draw:custom-shape draw:style-name="gr23" draw:text-style-name="P8" xml:id="id4" draw:id="id4" draw:layer="layout" svg:width="5.51cm" svg:height="2.154cm" svg:x="15.885cm" svg:y="8.09cm">
          <text:p text:style-name="P7"><text:span text:style-name="T3">Поиск клиента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8" xml:id="id5" draw:id="id5" draw:layer="layout" svg:width="5.51cm" svg:height="2.154cm" svg:x="5.597cm" svg:y="7.769cm">
          <text:p text:style-name="P7"><text:span text:style-name="T3">Консульт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1" draw:id="id11" draw:layer="layout" svg:width="5.51cm" svg:height="2.154cm" svg:x="12.513cm" svg:y="14.708cm">
          <text:p text:style-name="P7"><text:span text:style-name="T3">Осмотр предмета страхован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xml:id="id20" draw:id="id20" draw:layer="layout" svg:width="5.51cm" svg:height="2.154cm" svg:x="16.478cm" svg:y="25.754cm">
          <text:p text:style-name="P7"><text:span text:style-name="T3">Передача информац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xml:id="id22" draw:id="id22" draw:layer="layout" svg:width="5.51cm" svg:height="2.154cm" svg:x="12.533cm" svg:y="27.622cm">
          <text:p text:style-name="P7"><text:span text:style-name="T3">Вычисления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3" xml:id="id25" draw:id="id25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28" draw:text-style-name="P5" draw:layer="layout" svg:width="2.204cm" svg:height="2.962cm" svg:x="18.92cm" svg:y="38.059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Базы данных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>
            <draw:path draw:style-name="gr29" draw:text-style-name="P6" draw:layer="layout" svg:width="0.551cm" svg:height="0.539cm" svg:x="19.746cm" svg:y="38.328cm" svg:viewBox="0 0 552 540" svg:d="M552 270c0 47-13 94-37 135-25 41-59 74-101 98-41 24-90 37-137 37-49 0-97-13-139-37s-76-57-101-98c-24-41-37-88-37-135s13-94 37-135c25-41 59-75 101-98 42-24 90-37 139-37 47 0 96 13 137 37 42 23 76 57 101 98 24 41 37 88 37 135z">
              <text:p/>
            </draw:path>
            <draw:line draw:style-name="gr30" draw:text-style-name="P6" draw:layer="layout" svg:x1="20.022cm" svg:y1="38.867cm" svg:x2="20.022cm" svg:y2="39.696cm">
              <text:p/>
            </draw:line>
            <draw:line draw:style-name="gr31" draw:text-style-name="P6" draw:layer="layout" svg:x1="19.471cm" svg:y1="39.136cm" svg:x2="20.595cm" svg:y2="39.136cm">
              <text:p/>
            </draw:line>
            <draw:line draw:style-name="gr32" draw:text-style-name="P6" draw:layer="layout" svg:x1="20.022cm" svg:y1="39.675cm" svg:x2="20.573cm" svg:y2="40.214cm">
              <text:p/>
            </draw:line>
            <draw:line draw:style-name="gr33" draw:text-style-name="P6" draw:layer="layout" svg:x1="20.022cm" svg:y1="39.675cm" svg:x2="19.471cm" svg:y2="40.214cm">
              <text:p/>
            </draw:line>
          </draw:g>
        </draw:g>
        <draw:custom-shape draw:style-name="gr34" draw:text-style-name="P8" xml:id="id1" draw:id="id1" draw:layer="layout" svg:width="5.51cm" svg:height="2.154cm" svg:x="4.452cm" svg:y="27.97cm">
          <text:p text:style-name="P7"><text:span text:style-name="T3">Согласование изменен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" draw:layer="layout" draw:type="line" svg:x1="25.773cm" svg:y1="20.239cm" svg:x2="20.588cm" svg:y2="9.929cm" draw:start-shape="id3" draw:start-glue-point="14" draw:end-shape="id4" draw:end-glue-point="9" svg:d="M25773 20239l-5185-10310" svg:viewBox="0 0 5186 10311">
          <text:p/>
        </draw:connector>
        <draw:connector draw:style-name="gr36" draw:text-style-name="P3" draw:layer="layout" draw:type="line" svg:x1="25.773cm" svg:y1="20.239cm" svg:x2="11.107cm" svg:y2="8.846cm" draw:start-shape="id3" draw:start-glue-point="14" draw:end-shape="id5" draw:end-glue-point="10" svg:d="M25773 20239l-14666-11393" svg:viewBox="0 0 14667 11394">
          <text:p/>
        </draw:connector>
        <draw:connector draw:style-name="gr37" draw:text-style-name="P3" draw:layer="layout" draw:type="line" svg:x1="5.597cm" svg:y1="8.846cm" svg:x2="2.204cm" svg:y2="13.969cm" draw:start-shape="id5" draw:start-glue-point="6" draw:end-shape="id2" draw:end-glue-point="13" svg:d="M5597 8846l-3393 5123" svg:viewBox="0 0 3394 5124">
          <text:p/>
        </draw:connector>
        <draw:custom-shape draw:style-name="gr38" draw:text-style-name="P8" xml:id="id7" draw:id="id7" draw:layer="layout" svg:width="5.51cm" svg:height="2.154cm" svg:x="18.315cm" svg:y="4.086cm">
          <text:p text:style-name="P7"><text:span text:style-name="T3">Опрос постоянных клиенто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6" draw:id="id6" draw:layer="layout" svg:width="5.51cm" svg:height="2.154cm" svg:x="13.227cm" svg:y="2.862cm">
          <text:p text:style-name="P7"><text:span text:style-name="T3">Обход кварти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9" draw:layer="layout" draw:type="line" svg:x1="18.64cm" svg:y1="8.09cm" svg:x2="15.982cm" svg:y2="5.016cm" draw:start-shape="id4" draw:start-glue-point="4" draw:end-shape="id6" draw:end-glue-point="8" svg:d="M18640 8090l-2658-3074" svg:viewBox="0 0 2659 3075">
          <text:p/>
        </draw:connector>
        <draw:connector draw:style-name="gr41" draw:text-style-name="P9" draw:layer="layout" draw:type="line" svg:x1="18.64cm" svg:y1="8.09cm" svg:x2="21.07cm" svg:y2="6.24cm" draw:start-shape="id4" draw:start-glue-point="4" draw:end-shape="id7" draw:end-glue-point="8" svg:d="M18640 8090l2430-1850" svg:viewBox="0 0 2431 1851">
          <text:p/>
        </draw:connector>
        <draw:custom-shape draw:style-name="gr42" draw:text-style-name="P8" xml:id="id8" draw:id="id8" draw:layer="layout" svg:width="5.51cm" svg:height="2.154cm" svg:x="9.861cm" svg:y="5.37cm">
          <text:p text:style-name="P7"><text:span text:style-name="T3">Реклам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9" draw:layer="layout" draw:type="line" svg:x1="15.885cm" svg:y1="9.167cm" svg:x2="14.564cm" svg:y2="7.209cm" draw:start-shape="id4" draw:start-glue-point="6" draw:end-shape="id8" draw:end-glue-point="9" svg:d="M15885 9167l-1321-1958" svg:viewBox="0 0 1322 1959">
          <text:p text:style-name="P10"><text:span text:style-name="T1">«</text:span><text:span text:style-name="T1">i</text:span><text:span text:style-name="T1">n</text:span><text:span text:style-name="T1">cl</text:span><text:span text:style-name="T1">u</text:span><text:span text:style-name="T1">d</text:span><text:span text:style-name="T1">e</text:span><text:span text:style-name="T1">s</text:span><text:span text:style-name="T1">»</text:span></text:p>
        </draw:connector>
        <draw:custom-shape draw:style-name="gr44" draw:text-style-name="P12" xml:id="id9" draw:id="id9" draw:layer="layout" svg:width="5cm" svg:height="2cm" svg:x="4.095cm" svg:y="3.728cm">
          <text:p text:style-name="P11"><text:span text:style-name="T3">Р</text:span><text:span text:style-name="T3">а</text:span><text:span text:style-name="T3">з</text:span><text:span text:style-name="T3">ъ</text:span><text:span text:style-name="T3">я</text:span><text:span text:style-name="T3">с</text:span><text:span text:style-name="T3">н</text:span><text:span text:style-name="T3">е</text:span><text:span text:style-name="T3">н</text:span><text:span text:style-name="T3">и</text:span><text:span text:style-name="T3">е</text:span><text:span text:style-name="T3"> </text:span><text:span text:style-name="T3">д</text:span><text:span text:style-name="T3">о</text:span><text:span text:style-name="T3">к</text:span><text:span text:style-name="T3">у</text:span><text:span text:style-name="T3">м</text:span><text:span text:style-name="T3">е</text:span><text:span text:style-name="T3">н</text:span><text:span text:style-name="T3">т</text:span><text:span text:style-name="T3">о</text:span><text:span text:style-name="T3">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9" draw:layer="layout" draw:type="line" svg:x1="8.352cm" svg:y1="7.769cm" svg:x2="8.363cm" svg:y2="5.435cm" draw:start-shape="id5" draw:start-glue-point="4" draw:end-shape="id9" draw:end-glue-point="9" svg:d="M8352 7769l11-2334" svg:viewBox="0 0 12 2335">
          <text:p text:style-name="P10"><text:span text:style-name="T1">«</text:span><text:span text:style-name="T1">i</text:span><text:span text:style-name="T1">n</text:span><text:span text:style-name="T1">cl</text:span><text:span text:style-name="T1">u</text:span><text:span text:style-name="T1">d</text:span><text:span text:style-name="T1">e</text:span><text:span text:style-name="T1">s</text:span><text:span text:style-name="T1">»</text:span></text:p>
        </draw:connector>
        <draw:connector draw:style-name="gr46" draw:text-style-name="P3" draw:layer="layout" draw:type="line" svg:x1="8.607cm" svg:y1="13.498cm" svg:x2="2.204cm" svg:y2="13.969cm" draw:start-shape="id10" draw:start-glue-point="4" draw:end-shape="id2" draw:end-glue-point="13" svg:d="M8607 13498l-6403 471" svg:viewBox="0 0 6404 472">
          <text:p/>
        </draw:connector>
        <draw:connector draw:style-name="gr47" draw:text-style-name="P3" draw:layer="layout" draw:type="line" svg:x1="25.773cm" svg:y1="20.239cm" svg:x2="18.023cm" svg:y2="15.785cm" draw:start-shape="id3" draw:start-glue-point="14" draw:end-shape="id11" draw:end-glue-point="10" svg:d="M25773 20239l-7750-4454" svg:viewBox="0 0 7751 4455">
          <text:p/>
        </draw:connector>
        <draw:custom-shape draw:style-name="gr48" draw:text-style-name="P12" xml:id="id12" draw:id="id12" draw:layer="layout" svg:width="5cm" svg:height="2cm" svg:x="8.223cm" svg:y="10.642cm">
          <text:p text:style-name="P11"><text:span text:style-name="T3">Уточнен</text:span><text:span text:style-name="T3">ие </text:span><text:span text:style-name="T3">объекта </text:span><text:span text:style-name="T3">страхов</text:span><text:span text:style-name="T3">ан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xml:id="id10" draw:id="id10" draw:layer="layout" svg:width="5cm" svg:height="2cm" svg:x="6.107cm" svg:y="13.498cm">
          <text:p text:style-name="P11"><text:span text:style-name="T3">В</text:span><text:span text:style-name="T3">ы</text:span><text:span text:style-name="T3">б</text:span><text:span text:style-name="T3">о</text:span><text:span text:style-name="T3">р</text:span><text:span text:style-name="T3"> </text:span><text:span text:style-name="T3">в</text:span><text:span text:style-name="T3">а</text:span><text:span text:style-name="T3">р</text:span><text:span text:style-name="T3">и</text:span><text:span text:style-name="T3">а</text:span><text:span text:style-name="T3">н</text:span><text:span text:style-name="T3">т</text:span><text:span text:style-name="T3">а</text:span><text:span text:style-name="T3"> </text:span><text:span text:style-name="T3">с</text:span><text:span text:style-name="T3">т</text:span><text:span text:style-name="T3">р</text:span><text:span text:style-name="T3">а</text:span><text:span text:style-name="T3">х</text:span><text:span text:style-name="T3">о</text:span><text:span text:style-name="T3">в</text:span><text:span text:style-name="T3">а</text:span><text:span text:style-name="T3">н</text:span><text:span text:style-name="T3">и</text:span><text:span text:style-name="T3">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xml:id="id13" draw:id="id13" draw:layer="layout" svg:width="5cm" svg:height="2cm" svg:x="3.708cm" svg:y="17.168cm">
          <text:p text:style-name="P11"><text:span text:style-name="T3">Установка </text:span><text:span text:style-name="T3">предельн</text:span><text:span text:style-name="T3">ой суммы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9" draw:layer="layout" draw:type="line" svg:x1="17.216cm" svg:y1="15.023cm" svg:x2="10.723cm" svg:y2="12.642cm" draw:start-shape="id11" draw:start-glue-point="11" draw:end-shape="id12" draw:end-glue-point="8" svg:d="M17216 15023l-6493-2381" svg:viewBox="0 0 6494 2382">
          <text:p text:style-name="P10"><text:span text:style-name="T1">«includes»</text:span></text:p>
        </draw:connector>
        <draw:connector draw:style-name="gr52" draw:text-style-name="P9" draw:layer="layout" draw:type="line" svg:x1="15.268cm" svg:y1="14.708cm" svg:x2="11.107cm" svg:y2="14.498cm" draw:start-shape="id11" draw:start-glue-point="4" draw:end-shape="id10" draw:end-glue-point="10" svg:d="M15268 14708l-4161-210" svg:viewBox="0 0 4162 211">
          <text:p text:style-name="P10"><text:span text:style-name="T1">«includes»</text:span></text:p>
        </draw:connector>
        <draw:connector draw:style-name="gr53" draw:text-style-name="P9" draw:layer="layout" draw:type="line" svg:x1="13.32cm" svg:y1="15.023cm" svg:x2="8.708cm" svg:y2="18.168cm" draw:start-shape="id11" draw:start-glue-point="5" draw:end-shape="id13" draw:end-glue-point="10" svg:d="M13320 15023l-4612 3145" svg:viewBox="0 0 4613 3146">
          <text:p text:style-name="P10"><text:span text:style-name="T1">«includes»</text:span></text:p>
        </draw:connector>
        <draw:custom-shape draw:style-name="gr54" draw:text-style-name="P12" xml:id="id15" draw:id="id15" draw:layer="layout" svg:width="5cm" svg:height="2cm" svg:x="6.847cm" svg:y="22.036cm">
          <text:p text:style-name="P11"><text:span text:style-name="T3">Осмотр </text:span><text:span text:style-name="T3">имуществ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4" draw:id="id14" draw:layer="layout" svg:width="5cm" svg:height="2cm" svg:x="15.773cm" svg:y="17.805cm">
          <text:p text:style-name="P11"><text:span text:style-name="T3">Осмотр кварти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9" draw:layer="layout" draw:type="line" svg:x1="15.268cm" svg:y1="16.862cm" svg:x2="16.505cm" svg:y2="18.098cm" draw:start-shape="id11" draw:start-glue-point="8" draw:end-shape="id14" draw:end-glue-point="5" svg:d="M15268 16862l1237 1236" svg:viewBox="0 0 1238 1237">
          <text:p/>
        </draw:connector>
        <draw:connector draw:style-name="gr57" draw:text-style-name="P9" draw:layer="layout" draw:type="line" svg:x1="15.268cm" svg:y1="16.862cm" svg:x2="11.115cm" svg:y2="22.329cm" draw:start-shape="id11" draw:start-glue-point="8" draw:end-shape="id15" draw:end-glue-point="11" svg:d="M15268 16862l-4153 5467" svg:viewBox="0 0 4154 5468">
          <text:p/>
        </draw:connector>
        <draw:custom-shape draw:style-name="gr58" draw:text-style-name="P12" xml:id="id16" draw:id="id16" draw:layer="layout" svg:width="5cm" svg:height="2cm" svg:x="4.203cm" svg:y="25.389cm">
          <text:p text:style-name="P11"><text:span text:style-name="T3">Составление перечня имуществ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xml:id="id17" draw:id="id17" draw:layer="layout" svg:width="5cm" svg:height="2cm" svg:x="5.401cm" svg:y="19.391cm">
          <text:p text:style-name="P11"><text:span text:style-name="T3">Фотосъёмк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9" draw:layer="layout" draw:type="line" svg:x1="6.703cm" svg:y1="25.389cm" svg:x2="9.347cm" svg:y2="24.036cm" draw:start-shape="id16" draw:start-glue-point="4" draw:end-shape="id15" draw:end-glue-point="8" svg:d="M6703 25389l2644-1353" svg:viewBox="0 0 2645 1354">
          <text:p text:style-name="P10"><text:span text:style-name="T1">«in</text:span><text:span text:style-name="T1">clu</text:span><text:span text:style-name="T1">des</text:span><text:span text:style-name="T1">»</text:span></text:p>
        </draw:connector>
        <draw:connector draw:style-name="gr61" draw:text-style-name="P9" draw:layer="layout" draw:type="line" svg:x1="13.32cm" svg:y1="16.547cm" svg:x2="10.401cm" svg:y2="20.391cm" draw:start-shape="id11" draw:start-glue-point="7" draw:end-shape="id17" draw:end-glue-point="10" svg:d="M13320 16547l-2919 3844" svg:viewBox="0 0 2920 3845">
          <text:p text:style-name="P10"><text:span text:style-name="T1">«i</text:span><text:span text:style-name="T1">nc</text:span><text:span text:style-name="T1">lu</text:span><text:span text:style-name="T1">de</text:span><text:span text:style-name="T1">s»</text:span></text:p>
        </draw:connector>
        <draw:connector draw:style-name="gr62" draw:text-style-name="P3" draw:layer="layout" draw:type="line" svg:x1="4.44cm" svg:y1="17.461cm" svg:x2="2.204cm" svg:y2="13.969cm" draw:start-shape="id13" draw:start-glue-point="5" draw:end-shape="id2" draw:end-glue-point="13" svg:d="M4440 17461l-2236-3492" svg:viewBox="0 0 2237 3493">
          <text:p/>
        </draw:connector>
        <draw:custom-shape draw:style-name="gr63" draw:text-style-name="P12" xml:id="id19" draw:id="id19" draw:layer="layout" svg:width="5cm" svg:height="2cm" svg:x="12.279cm" svg:y="22.284cm">
          <text:p text:style-name="P11"><text:span text:style-name="T3">Составление описания кварти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9" draw:layer="layout" draw:type="line" svg:x1="20.854cm" svg:y1="21.236cm" svg:x2="20.773cm" svg:y2="18.805cm" draw:start-shape="id18" draw:start-glue-point="11" draw:end-shape="id14" draw:end-glue-point="10" svg:d="M20854 21236l-81-2431" svg:viewBox="0 0 82 2432">
          <text:p text:style-name="P10"><text:span text:style-name="T1">«include</text:span><text:span text:style-name="T1">s»</text:span></text:p>
        </draw:connector>
        <draw:connector draw:style-name="gr65" draw:text-style-name="P9" draw:layer="layout" draw:type="line" svg:x1="14.779cm" svg:y1="22.284cm" svg:x2="16.505cm" svg:y2="19.512cm" draw:start-shape="id19" draw:start-glue-point="4" draw:end-shape="id14" draw:end-glue-point="7" svg:d="M14779 22284l1726-2772" svg:viewBox="0 0 1727 2773">
          <text:p text:style-name="P10"><text:span text:style-name="T1">«includes»</text:span></text:p>
        </draw:connector>
        <draw:connector draw:style-name="gr66" draw:text-style-name="P3" draw:layer="layout" draw:type="line" svg:x1="8.223cm" svg:y1="11.642cm" svg:x2="2.204cm" svg:y2="13.969cm" draw:start-shape="id12" draw:start-glue-point="6" draw:end-shape="id2" draw:end-glue-point="13" svg:d="M8223 11642l-6019 2327" svg:viewBox="0 0 6020 2328">
          <text:p/>
        </draw:connector>
        <draw:connector draw:style-name="gr67" draw:text-style-name="P3" draw:layer="layout" draw:type="line" svg:x1="19.233cm" svg:y1="25.754cm" svg:x2="25.773cm" svg:y2="20.239cm" draw:start-shape="id20" draw:start-glue-point="4" draw:end-shape="id3" draw:end-glue-point="14" svg:d="M19233 25754l6540-5515" svg:viewBox="0 0 6541 5516">
          <text:p/>
        </draw:connector>
        <draw:connector draw:style-name="gr68" draw:text-style-name="P3" draw:layer="layout" draw:type="line" svg:x1="24.879cm" svg:y1="34.664cm" svg:x2="19.233cm" svg:y2="27.908cm" draw:start-shape="id21" draw:start-glue-point="9" draw:end-shape="id20" draw:end-glue-point="8" svg:d="M24879 34664l-5646-6756" svg:viewBox="0 0 5647 6757">
          <text:p/>
        </draw:connector>
        <draw:connector draw:style-name="gr69" draw:text-style-name="P3" draw:layer="layout" draw:type="line" svg:x1="24.879cm" svg:y1="34.664cm" svg:x2="18.043cm" svg:y2="28.699cm" draw:start-shape="id21" draw:start-glue-point="9" draw:end-shape="id22" draw:end-glue-point="10" svg:d="M24879 34664l-6836-5965" svg:viewBox="0 0 6837 5966">
          <text:p/>
        </draw:connector>
        <draw:custom-shape draw:style-name="gr70" draw:text-style-name="P12" xml:id="id23" draw:id="id23" draw:layer="layout" svg:width="5cm" svg:height="2cm" svg:x="12.458cm" svg:y="32.618cm">
          <text:p text:style-name="P11"><text:span text:style-name="T3">Определение стоимости объек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9" draw:layer="layout" draw:type="line" svg:x1="12.533cm" svg:y1="28.699cm" svg:x2="14.958cm" svg:y2="32.618cm" draw:start-shape="id22" draw:start-glue-point="6" draw:end-shape="id23" draw:end-glue-point="4" svg:d="M12533 28699l2425 3919" svg:viewBox="0 0 2426 3920">
          <text:p text:style-name="P10"><text:span text:style-name="T1">«includes»</text:span></text:p>
        </draw:connector>
        <draw:connector draw:style-name="gr72" draw:text-style-name="P9" draw:layer="layout" draw:type="line" svg:x1="12.533cm" svg:y1="28.699cm" svg:x2="11.353cm" svg:y2="32.387cm" draw:start-shape="id22" draw:start-glue-point="6" draw:end-shape="id24" draw:end-glue-point="10" svg:d="M12533 28699l-1180 3688" svg:viewBox="0 0 1181 3689">
          <text:p text:style-name="P10"><text:span text:style-name="T1">«</text:span><text:span text:style-name="T1">i</text:span><text:span text:style-name="T1">n</text:span><text:span text:style-name="T1">c</text:span><text:span text:style-name="T1">l</text:span><text:span text:style-name="T1">u</text:span><text:span text:style-name="T1">d</text:span><text:span text:style-name="T1">e</text:span><text:span text:style-name="T1">s</text:span><text:span text:style-name="T1">»</text:span></text:p>
        </draw:connector>
        <draw:connector draw:style-name="gr73" draw:text-style-name="P3" draw:layer="layout" draw:type="line" svg:x1="6.353cm" svg:y1="32.387cm" svg:x2="19.471cm" svg:y2="38.059cm" draw:start-shape="id24" draw:start-glue-point="6" draw:end-shape="id25" draw:end-glue-point="9" svg:d="M6353 32387l13118 5672" svg:viewBox="0 0 13119 5673">
          <text:p/>
        </draw:connector>
        <draw:connector draw:style-name="gr74" draw:text-style-name="P3" draw:layer="layout" draw:type="line" svg:x1="14.958cm" svg:y1="34.618cm" svg:x2="19.471cm" svg:y2="38.059cm" draw:start-shape="id23" draw:start-glue-point="8" draw:end-shape="id25" draw:end-glue-point="9" svg:d="M14958 34618l4513 3441" svg:viewBox="0 0 4514 3442">
          <text:p/>
        </draw:connector>
        <draw:connector draw:style-name="gr75" draw:text-style-name="P9" draw:layer="layout" draw:type="line" svg:x1="7.207cm" svg:y1="30.124cm" svg:x2="8.853cm" svg:y2="31.387cm" draw:start-shape="id1" draw:start-glue-point="8" draw:end-shape="id24" draw:end-glue-point="4" svg:d="M7207 30124l1646 1263" svg:viewBox="0 0 1647 1264">
          <text:p text:style-name="P10"><text:span text:style-name="T1">«</text:span><text:span text:style-name="T1">e</text:span><text:span text:style-name="T1">x</text:span><text:span text:style-name="T1">t</text:span><text:span text:style-name="T1">e</text:span><text:span text:style-name="T1">n</text:span><text:span text:style-name="T1">d</text:span><text:span text:style-name="T1">s</text:span><text:span text:style-name="T1">»</text:span></text:p>
        </draw:connector>
        <draw:connector draw:style-name="gr76" draw:text-style-name="P3" draw:layer="layout" draw:type="line" svg:x1="25.773cm" svg:y1="20.239cm" svg:x2="9.962cm" svg:y2="29.047cm" draw:start-shape="id3" draw:start-glue-point="14" draw:end-shape="id1" draw:end-glue-point="10" svg:d="M25773 20239l-15811 8808" svg:viewBox="0 0 15812 8809">
          <text:p/>
        </draw:connector>
        <draw:custom-shape draw:style-name="gr77" draw:text-style-name="P12" xml:id="id18" draw:id="id18" draw:layer="layout" svg:width="5cm" svg:height="2cm" svg:x="16.586cm" svg:y="20.943cm">
          <text:p text:style-name="P11"><text:span text:style-name="T3">Составление описания инженерного оборудован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xml:id="id26" draw:id="id26" draw:layer="layout" svg:width="5cm" svg:height="2cm" svg:x="3.003cm" svg:y="34.983cm">
          <text:p text:style-name="P11"><text:span text:style-name="T3">Подписа</text:span><text:span text:style-name="T3">ние </text:span><text:span text:style-name="T3">договор</text:span><text:span text:style-name="T3">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3" draw:layer="layout" draw:type="line" svg:x1="3.735cm" svg:y1="35.276cm" svg:x2="2.204cm" svg:y2="13.969cm" draw:start-shape="id26" draw:start-glue-point="5" draw:end-shape="id2" draw:end-glue-point="13" svg:d="M3735 35276l-1531-21307" svg:viewBox="0 0 1532 21308">
          <text:p/>
        </draw:connector>
        <draw:custom-shape draw:style-name="gr80" draw:text-style-name="P12" xml:id="id27" draw:id="id27" draw:layer="layout" svg:width="5cm" svg:height="2cm" svg:x="16.893cm" svg:y="33.889cm">
          <text:p text:style-name="P11"><text:span text:style-name="T3">Определение </text:span><text:span text:style-name="T3">страховой </text:span><text:span text:style-name="T3">прем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9" draw:layer="layout" draw:type="line" svg:x1="15.288cm" svg:y1="29.776cm" svg:x2="19.393cm" svg:y2="33.889cm" draw:start-shape="id22" draw:start-glue-point="8" draw:end-shape="id27" draw:end-glue-point="4" svg:d="M15288 29776l4105 4113" svg:viewBox="0 0 4106 4114">
          <text:p text:style-name="P10"><text:span text:style-name="T1">«includes</text:span><text:span text:style-name="T1">»</text:span></text:p>
        </draw:connector>
        <draw:connector draw:style-name="gr82" draw:text-style-name="P3" draw:layer="layout" draw:type="line" svg:x1="19.393cm" svg:y1="35.889cm" svg:x2="19.471cm" svg:y2="38.059cm" draw:start-shape="id27" draw:start-glue-point="8" draw:end-shape="id25" draw:end-glue-point="9" svg:d="M19393 35889l78 2170" svg:viewBox="0 0 79 2171">
          <text:p/>
        </draw:connector>
        <draw:custom-shape draw:style-name="gr83" draw:text-style-name="P12" xml:id="id24" draw:id="id24" draw:layer="layout" svg:width="5cm" svg:height="2cm" svg:x="6.353cm" svg:y="31.387cm">
          <text:p text:style-name="P11"><text:span text:style-name="T3">Определение страховой сумм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21:16:32.222211638</meta:creation-date>
    <dc:date>2025-05-18T00:01:44.890213609</dc:date>
    <meta:editing-duration>PT11M2S</meta:editing-duration>
    <meta:editing-cycles>2</meta:editing-cycles>
    <meta:generator>LibreOffice/24.2.7.2$Linux_X86_64 LibreOffice_project/420$Build-2</meta:generator>
    <meta:document-statistic meta:object-count="89"/>
  </office:meta>
</office:document-meta>
</file>